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c5f9" officeooo:paragraph-rsid="0013c5f9"/>
    </style:style>
    <style:style style:name="P2" style:family="paragraph" style:parent-style-name="Standard">
      <style:text-properties officeooo:rsid="001739c6" officeooo:paragraph-rsid="001739c6"/>
    </style:style>
    <style:style style:name="P3" style:family="paragraph" style:parent-style-name="Standard">
      <style:text-properties officeooo:rsid="0019dac8" officeooo:paragraph-rsid="0019dac8"/>
    </style:style>
    <style:style style:name="P4" style:family="paragraph" style:parent-style-name="Standard">
      <style:text-properties officeooo:rsid="001c5a14" officeooo:paragraph-rsid="001c5a14"/>
    </style:style>
    <style:style style:name="P5" style:family="paragraph" style:parent-style-name="Standard">
      <style:text-properties officeooo:rsid="001d1480" officeooo:paragraph-rsid="001d1480"/>
    </style:style>
    <style:style style:name="P6" style:family="paragraph" style:parent-style-name="Standard">
      <style:text-properties officeooo:rsid="001e287f" officeooo:paragraph-rsid="001e287f"/>
    </style:style>
    <style:style style:name="T1" style:family="text">
      <style:text-properties officeooo:rsid="0015c247"/>
    </style:style>
    <style:style style:name="T2" style:family="text">
      <style:text-properties officeooo:rsid="001739c6"/>
    </style:style>
    <style:style style:name="T3" style:family="text">
      <style:text-properties officeooo:rsid="0018c523"/>
    </style:style>
    <style:style style:name="T4" style:family="text">
      <style:text-properties officeooo:rsid="001a939e"/>
    </style:style>
    <style:style style:name="T5" style:family="text">
      <style:text-properties officeooo:rsid="001c057d"/>
    </style:style>
    <style:style style:name="T6" style:family="text">
      <style:text-properties officeooo:rsid="001d1480"/>
    </style:style>
    <style:style style:name="T7" style:family="text">
      <style:text-properties officeooo:rsid="001d4517"/>
    </style:style>
    <style:style style:name="T8" style:family="text">
      <style:text-properties officeooo:rsid="001e28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Calculus 3, Section 4: </text:span>Its a good thing that I came in and asked. <text:s/>It turns out that I teach on Wednesday not Tuesday <text:span text:style-name="T1">and that I’ll have to print out the quiz (almost immediately) and turn it in to the SSSC by tomorrow. <text:s/></text:span></text:p>
      <text:p text:style-name="P1"/>
      <text:p text:style-name="P2">He has a lecture that he is going to executes. <text:s/><text:span text:style-name="T3">He’s done it before and this is what he’s going to do. <text:s/>Need to go to SSSC and find out about textbook and MyLab.</text:span></text:p>
      <text:p text:style-name="P2"/>
      <text:p text:style-name="P3">He has a busy brain that runs a program with only ancillary interruptions. <text:s/>I’m not sure that he is anticipating the student’s needs as much as dumping out his spiel. <text:s/>Is he over thinking, over anticipating, or reciting? <text:s/>Eye contact is minimal. <text:s/>He seems like he is in a hurry. <text:s/><text:span text:style-name="T4">Maybe he just doesn’t like going through the syllabus. <text:s/></text:span><text:span text:style-name="T5">He doesn’t seem all that concerned about making a connection with the students.</text:span></text:p>
      <text:p text:style-name="P3"/>
      <text:p text:style-name="P5">This is a teacher who feels the weight of many students, a lot of work, and the feeling of stress to keep up with it. <text:s/><text:span text:style-name="T7">He’s far more interested in meeting his lesson plan than engaging, but then, this is still the first class with no math being taught at all. <text:s/></text:span><text:span text:style-name="T8">I think that his mind goes on Cruise Control.</text:span></text:p>
      <text:p text:style-name="P3"/>
      <text:p text:style-name="P4">Three midterms! <text:s/>Expect to manage/<text:span text:style-name="T8">grade</text:span> these: <text:span text:style-name="T6">2</text:span>/20, 3/10, 4/17.</text:p>
      <text:p text:style-name="P4"/>
      <text:p text:style-name="P6">Use Wolfram Alpha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3T11:03:12.892227171</meta:creation-date>
    <meta:generator>LibreOffice/24.2.7.2$Linux_X86_64 LibreOffice_project/420$Build-2</meta:generator>
    <dc:date>2025-01-13T11:27:19.770123536</dc:date>
    <meta:editing-duration>PT24M1S</meta:editing-duration>
    <meta:editing-cycles>11</meta:editing-cycles>
    <meta:document-statistic meta:table-count="0" meta:image-count="0" meta:object-count="0" meta:page-count="1" meta:paragraph-count="6" meta:word-count="222" meta:character-count="1185" meta:non-whitespace-character-count="955"/>
  </office:meta>
</office:document-meta>
</file>